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Frame_20_contents">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InputSample" style:list-style-name="L3"/>
    <style:style style:name="P11" style:family="paragraph" style:parent-style-name="InputSample" style:list-style-name="L4"/>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1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Misc Cheminformatics Topics<text:tab/>1</text:p>
          <text:p text:style-name="P13"><text:s/>1.1 Aromaticity<text:tab/>1</text:p>
          <text:p text:style-name="P13"><text:s/>1.2 Ring Finding and SSSR<text:tab/>3</text:p>
          <text:p text:style-name="P12"><text:s/>2 Chemical Reaction Handling<text:tab/>3</text:p>
          <text:p text:style-name="P13"><text:s/>2.1 Reaction SMARTS<text:tab/>3</text:p>
          <text:p text:style-name="P12"><text:s/>3 The Feature Definition File Format<text:tab/>5</text:p>
          <text:p text:style-name="P13"><text:s/>3.1 Chemical Features<text:tab/>5</text:p>
          <text:p text:style-name="P13"><text:s/>3.2 Syntax of the FDef file<text:tab/>5</text:p>
          <text:p text:style-name="P14"><text:s/>3.2.1 AtomType definitions<text:tab/>5</text:p>
          <text:p text:style-name="P14"><text:s/>3.2.2 Feature definitions<text:tab/>6</text:p>
          <text:p text:style-name="P14"><text:s/>3.2.3 Additional syntax notes:<text:tab/>6</text:p>
          <text:p text:style-name="P14">Atom weights and feature locations<text:tab/>6</text:p>
          <text:p text:style-name="P13"><text:s/>3.3 Frequently Asked Question(s)<text:tab/>6</text:p>
          <text:p text:style-name="P12"><text:s/>4 Representation of Pharmacophore Fingerprints<text:tab/>7</text:p>
          <text:p text:style-name="P12"><text:s/>5 License<text:tab/>9</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5.362cm" svg:height="3.634cm" draw:z-index="1"><draw:image xlink:href="Pictures/100000000000009800000067363AD68D.png" xlink:type="simple" xlink:show="embed" xlink:actuate="onLoad"/></draw:frame><text:soft-page-break/></text:p>
      <text:p text:style-name="CodeSample">&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3" draw:name="graphics2" text:anchor-type="paragraph" svg:width="4.374cm" svg:height="4.798cm" draw:z-index="2"><draw:image xlink:href="Pictures/100000000000007C000000883F8C7FE7.png" xlink:type="simple" xlink:show="embed" xlink:actuate="onLoad"/></draw:frame><text:soft-page-break/></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text:soft-page-break/>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N:2]&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575676266" text:style-name="L1">
        <text:list-item>
          <text:p text:style-name="P4">Include atom map information at the end of an atom query. So do <text:span text:style-name="T4">[C,N,O:1]</text:span> or <text:span text:style-name="T4">[C;R:1]</text:span>.</text:p>
        </text:list-item>
        <text:list-item>
          <text:p text:style-name="P4">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716589047" text:continue-numbering="true" text:style-name="L1">
        <text:list-header>
          <text:p text:style-name="P4"/>
        </text:list-header>
      </text:list>
      <text:h text:style-name="Heading_20_1" text:outline-level="1"><text:soft-page-break/>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202339322" text:style-name="L2">
        <text:list-header>
          <text:p text:style-name="P8">The family to which the feature belongs. </text:p>
        </text:list-header>
        <text:list-item>
          <text:p text:style-name="P8">A SMARTS pattern that describes atoms (one or more) matching the feature type. </text:p>
        </text:list-item>
        <text:list-item>
          <text:p text:style-name="P5">Weights used to determine the feature's position based on the positions of its defining atoms. </text:p>
        </text:list-item>
      </text:list>
      <text:h text:style-name="Heading_20_2" text:outline-level="2">Syntax of the FDef file</text:h>
      <text:h text:style-name="Heading_20_3" text:outline-level="3">AtomType definitions</text:h>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ext:soft-page-break/>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h text:style-name="Heading_20_3" text:outline-level="3">Feature definitions</text:h>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h text:style-name="Heading_20_3" text:outline-level="3">Additional syntax notes:</text:h>
      <text:list xml:id="list114659222" text:style-name="L3">
        <text:list-item>
          <text:p text:style-name="P9">Any line that begins with a <text:span text:style-name="Teletype">#</text:span> symbol is considered a comment and will be ignored. </text:p>
        </text:list-item>
        <text:list-item>
          <text:p text:style-name="P6">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0">AtomType tButylAtom [$([C;!R](-[CH3])(-[CH3])(-[CH3])),\</text:p>
          <text:p text:style-name="P10"><text:s text:c="21"/>$([CH3](-[C;!R](-[CH3])(-[CH3])))]</text:p>
          <text:p text:style-name="P6">is exactly equivalent to this one: </text:p>
          <text:p text:style-name="P10">AtomType tButylAtom [$([C;!R](-[CH3])(-[CH3])(-[CH3])),$([CH3](-[C;!R](-[CH3])(-[CH3])))]</text:p>
          <text:p text:style-name="P6">(though the first form is much easier to read!) </text:p>
        </text:list-item>
      </text:list>
      <text:h text:style-name="Heading_20_3" text:outline-level="3" text:is-list-header="true">Atom weights and feature locations</text:h>
      <text:h text:style-name="Heading_20_2" text:outline-level="2">Frequently Asked Question(s)</text:h>
      <text:list xml:id="list1542798433" text:style-name="L4">
        <text:list-item>
          <text:p text:style-name="P7">What happens if a <text:span text:style-name="Teletype">Feature Type</text:span> is repeated in the file? Here's an example: </text:p>
          <text:p text:style-name="P11">DefineFeature HDonor1 [O&amp;!H0]</text:p>
          <text:p text:style-name="P11"><text:s text:c="4"/>Family HBondDonor</text:p>
          <text:p text:style-name="P11"><text:soft-page-break/><text:s text:c="4"/>Weights 1.0</text:p>
          <text:p text:style-name="P11">EndFeature</text:p>
          <text:p text:style-name="P11">DefineFeature HDonor1 [N&amp;!H0]</text:p>
          <text:p text:style-name="P11"><text:s text:c="4"/>Family HBondDonor</text:p>
          <text:p text:style-name="P11"><text:s text:c="4"/>Weights 1.0</text:p>
          <text:p text:style-name="P11">EndFeature</text:p>
          <text:p text:style-name="P7">In this case both definitions of the <text:span text:style-name="Teletype">HDonor1</text:span> feature type will be active. This is functionally identical to: </text:p>
          <text:p text:style-name="P11">DefineFeature HDonor1 [O,N;!H0]</text:p>
          <text:p text:style-name="P11"><text:s text:c="4"/>Family HBondDonor</text:p>
          <text:p text:style-name="P11"><text:s text:c="4"/>Weights 1.0</text:p>
          <text:p text:style-name="P11">EndFeature</text:p>
          <text:p text:style-name="P7"><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pharmacophores is shown in <text:sequence-ref text:reference-format="category-and-value" text:ref-name="refFigure0">Figure 1</text:sequence-ref>.</text:p>
      <text:p text:style-name="Text_20_body"><draw:frame draw:style-name="fr1" draw:name="Figure1" text:anchor-type="paragraph" svg:width="15.007cm" draw:z-index="3"><draw:text-box fo:min-height="17.685cm"><text:p text:style-name="P2"><draw:frame draw:style-name="fr2" draw:name="Frame1" text:anchor-type="paragraph" svg:width="13.533cm" draw:z-index="4"><draw:text-box fo:min-height="16.422cm"><text:p text:style-name="Figure"><draw:frame draw:style-name="fr4" draw:name="graphics3" text:anchor-type="paragraph" svg:x="0.004cm" svg:y="0.002cm" svg:width="13.533cm" style:rel-width="100%" svg:height="16.422cm"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soft-page-break/></text:p>
      <text:p text:style-name="P3"/>
      <text:h text:style-name="Heading_20_1" text:outline-level="1">License</text:h>
      <text:p text:style-name="Text_20_body"><draw:frame draw:style-name="fr5" draw:name="graphics5" text:anchor-type="paragraph" svg:x="0.079cm" svg:y="0.379cm" svg:width="2.328cm" svg:height="0.82cm" draw:z-index="0"><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10-04-10T09:00:04</dc:date>
    <dc:language>en-US</dc:language>
    <meta:editing-cycles>29</meta:editing-cycles>
    <meta:editing-duration>PT100H21M05S</meta:editing-duration>
    <dc:creator>greg </dc:creator>
    <meta:document-statistic meta:table-count="1" meta:image-count="4" meta:object-count="0" meta:page-count="9" meta:paragraph-count="183" meta:word-count="1689" meta:character-count="11558"/>
    <meta:user-defined meta:name="Info 1"/>
    <meta:user-defined meta:name="Info 2"/>
    <meta:user-defined meta:name="Info 3"/>
    <meta:user-defined meta:name="Info 4"/>
  </office:meta>
</office:document-meta>
</file>